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7f4" officeooo:paragraph-rsid="000b17f4"/>
    </style:style>
    <style:style style:name="P2" style:family="paragraph" style:parent-style-name="Standard">
      <style:paragraph-properties fo:text-align="center" style:justify-single-word="false">
        <style:tab-stops>
          <style:tab-stop style:position="7.241cm"/>
        </style:tab-stops>
      </style:paragraph-properties>
      <style:text-properties fo:language="en" fo:country="US" officeooo:rsid="000b17f4" officeooo:paragraph-rsid="000b17f4"/>
    </style:style>
    <style:style style:name="P3" style:family="paragraph" style:parent-style-name="Standard">
      <style:text-properties fo:language="en" fo:country="US" officeooo:rsid="000b17f4" officeooo:paragraph-rsid="000b17f4"/>
    </style:style>
    <style:style style:name="P4" style:family="paragraph" style:parent-style-name="Standard">
      <style:text-properties fo:language="en" fo:country="US" officeooo:rsid="000b17f4" officeooo:paragraph-rsid="000d6661"/>
    </style:style>
    <style:style style:name="P5" style:family="paragraph" style:parent-style-name="Standard">
      <style:text-properties fo:language="en" fo:country="US" officeooo:rsid="000b17f4" officeooo:paragraph-rsid="0011e767"/>
    </style:style>
    <style:style style:name="T1" style:family="text">
      <style:text-properties officeooo:rsid="000d6661"/>
    </style:style>
    <style:style style:name="T2" style:family="text">
      <style:text-properties officeooo:rsid="000e2746"/>
    </style:style>
    <style:style style:name="T3" style:family="text">
      <style:text-properties officeooo:rsid="000f2d54"/>
    </style:style>
    <style:style style:name="T4" style:family="text">
      <style:text-properties officeooo:rsid="0010f11b"/>
    </style:style>
    <style:style style:name="T5" style:family="text">
      <style:text-properties officeooo:rsid="0011e767"/>
    </style:style>
    <style:style style:name="T6" style:family="text">
      <style:text-properties officeooo:rsid="00140b27"/>
    </style:style>
    <style:style style:name="T7" style:family="text">
      <style:text-properties officeooo:rsid="001729df"/>
    </style:style>
    <style:style style:name="T8" style:family="text">
      <style:text-properties officeooo:rsid="0017e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 01: Classic IT Roles</text:p>
      <text:p text:style-name="P1"/>
      <text:p text:style-name="P1">1 – Architectures:</text:p>
      <text:p text:style-name="P1"><text:tab/>- <text:span text:style-name="T1">Enterprise or System: Create Holistic IT Architecture Designs;</text:span></text:p>
      <text:p text:style-name="P1"><text:tab/>- <text:span text:style-name="T1">Application: </text:span><text:span text:style-name="T2">Design Applications;</text:span></text:p>
      <text:p text:style-name="P4"><text:tab/>- <text:span text:style-name="T1">Storage: Design Storage Infrastructure;</text:span></text:p>
      <text:p text:style-name="P1"><text:tab/>- <text:span text:style-name="T1">Network: </text:span><text:span text:style-name="T3">Design Network Architecture</text:span><text:span text:style-name="T1">;</text:span></text:p>
      <text:p text:style-name="P1"><text:tab/>- <text:span text:style-name="T1">Security: </text:span><text:span text:style-name="T3">Specify Security Requirements</text:span><text:span text:style-name="T1">;</text:span></text:p>
      <text:p text:style-name="P1"/>
      <text:p text:style-name="P1">2 – System Administrator:</text:p>
      <text:p text:style-name="P5"><text:tab/>- <text:span text:style-name="T4">Hardware:</text:span></text:p>
      <text:p text:style-name="P5"><text:span text:style-name="T4"><text:tab/><text:tab/>- Install/Repair/Replace/Maintain;</text:span></text:p>
      <text:p text:style-name="P5"><text:tab/><text:tab/>- <text:span text:style-name="T5">Monitor Performance;</text:span><text:tab/><text:tab/></text:p>
      <text:p text:style-name="P5"><text:tab/>- <text:span text:style-name="T5">Software</text:span><text:span text:style-name="T4">:</text:span></text:p>
      <text:p text:style-name="P5"><text:span text:style-name="T4"><text:tab/><text:tab/>- Support/Maintain;</text:span></text:p>
      <text:p text:style-name="P5"><text:tab/><text:tab/>- <text:span text:style-name="T5">Monitor Network;</text:span></text:p>
      <text:p text:style-name="P5"><text:tab/><text:tab/>- <text:span text:style-name="T5">Manage Files;</text:span></text:p>
      <text:p text:style-name="P5"><text:tab/><text:tab/>- <text:span text:style-name="T5">Service Outage Response;</text:span></text:p>
      <text:p text:style-name="P5"><text:tab/><text:tab/>- <text:span text:style-name="T5">Back Up and Recover;</text:span></text:p>
      <text:p text:style-name="P5"><text:tab/><text:tab/>- <text:span text:style-name="T5">Install/Update/Patch OSs and Applications;</text:span></text:p>
      <text:p text:style-name="P5"><text:tab/><text:tab/>- <text:span text:style-name="T5">Manage Users and Access Control;</text:span></text:p>
      <text:p text:style-name="P1">3 – Application Administrator:</text:p>
      <text:p text:style-name="P1"><text:tab/>- <text:span text:style-name="T6">Install/Update/Tune;</text:span></text:p>
      <text:p text:style-name="P1"><text:tab/>- <text:span text:style-name="T6">Diagnose/Troubleshoot;</text:span></text:p>
      <text:p text:style-name="P1"><text:tab/>- <text:span text:style-name="T6">Integrations;</text:span></text:p>
      <text:p text:style-name="P1"><text:tab/>- <text:span text:style-name="T6">Menage Documentation;</text:span></text:p>
      <text:p text:style-name="P1"><text:tab/>- <text:span text:style-name="T6">Menage Logs.</text:span></text:p>
      <text:p text:style-name="P1">4 – DataBase Administrator:</text:p>
      <text:p text:style-name="P1"><text:tab/>- <text:span text:style-name="T7">Operations DBA: Menage Databases </text:span><text:span text:style-name="T8">(Intalling and maintaining)</text:span><text:span text:style-name="T7">;</text:span></text:p>
      <text:p text:style-name="P1"><text:tab/>- <text:span text:style-name="T7">Development DBA: Design Databases Architetures;</text:span></text:p>
      <text:p text:style-name="P1"><text:tab/>- <text:span text:style-name="T7">Training employees on using databases;</text:span></text:p>
      <text:p text:style-name="P1"><text:tab/>- <text:span text:style-name="T7">Data Adminisstrator: Menage Data Access;</text:span></text:p>
      <text:p text:style-name="P1">5 – Network Administrator:</text:p>
      <text:p text:style-name="P1">6 – Storage Administrator:</text:p>
      <text:p text:style-name="P1">7 – Security Administrator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20:43:05.254000000</meta:creation-date>
    <meta:generator>LibreOffice/7.3.3.2$Windows_X86_64 LibreOffice_project/d1d0ea68f081ee2800a922cac8f79445e4603348</meta:generator>
    <dc:date>2022-06-03T08:49:39.082000000</dc:date>
    <meta:editing-duration>PT9H32M59S</meta:editing-duration>
    <meta:editing-cycles>10</meta:editing-cycles>
    <meta:document-statistic meta:table-count="0" meta:image-count="0" meta:object-count="0" meta:page-count="1" meta:paragraph-count="33" meta:word-count="128" meta:character-count="1012" meta:non-whitespace-character-count="873"/>
  </office:meta>
</office:document-meta>
</file>